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in"/>
    </style:style>
    <style:style style:name="ro1" style:family="table-row">
      <style:table-row-properties style:row-height="0.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FROM \ TO</text:p>
          </table:table-cell>
          <table:table-cell table:style-name="ce2" office:value-type="string" calcext:value-type="string">
            <text:p>Move and Avoid</text:p>
          </table:table-cell>
          <table:table-cell table:style-name="ce2" office:value-type="string" calcext:value-type="string">
            <text:p>Ping Scan</text:p>
          </table:table-cell>
          <table:table-cell table:style-name="ce2" office:value-type="string" calcext:value-type="string">
            <text:p>Catch Cylinder</text:p>
          </table:table-cell>
          <table:table-cell table:style-name="ce2" office:value-type="string" calcext:value-type="string">
            <text:p>Return to Beacon</text:p>
          </table:table-cell>
          <table:table-cell table:style-name="ce2" office:value-type="string" calcext:value-type="string">
            <text:p>Drop Cylind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ve and Avo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ime out</text:p>
          </table:table-cell>
          <table:table-cell office:value-type="string" calcext:value-type="string">
            <text:p>Galv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op on blac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ing Scan</text:p>
          </table:table-cell>
          <table:table-cell office:value-type="string" calcext:value-type="string">
            <text:p>time ou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pan text:style-name="T1">found possible cylinder,</text:span></text:p>
            <text:p><text:span text:style-name="T2">Rotates towards first</text:span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tch Cylinder</text:p>
          </table:table-cell>
          <table:table-cell office:value-type="string" calcext:value-type="string">
            <text:p><text:span text:style-name="T1">whisker avoidance,</text:span></text:p>
            <text:p><text:span text:style-name="T2">Avoid whiskers rotates</text:span></text:p>
            <text:p><text:span text:style-name="T2">In itself</text:span></text:p>
          </table:table-cell>
          <table:table-cell office:value-type="string" calcext:value-type="string">
            <text:p><text:span text:style-name="T1">time out or stop on black,</text:span></text:p>
            <text:p><text:span text:style-name="T2">If sob then random walk</text:span></text:p>
            <text:p><text:span text:style-name="T2">In random dir first</text:span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pan text:style-name="T1">Galvan,</text:span></text:p>
            <text:p><text:span text:style-name="T2">Lower arm first</text:span>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turn to Beacon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stop on blac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rop Cylinder</text:p>
          </table:table-cell>
          <table:table-cell office:value-type="string" calcext:value-type="string">
            <text:p><text:span text:style-name="T1">always,</text:span></text:p>
            <text:p><text:span text:style-name="T2">Raise arm, reverse and</text:span></text:p>
            <text:p><text:span text:style-name="T2">Rotate. May move around</text:span></text:p>
            <text:p><text:span text:style-name="T2">The beacon</text:span>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8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ias </meta:initial-creator>
    <meta:creation-date>2016-05-21T20:47:21.644573253</meta:creation-date>
    <dc:date>2016-05-21T21:38:20.501115477</dc:date>
    <dc:creator>Mattias </dc:creator>
    <meta:editing-duration>PT35M44S</meta:editing-duration>
    <meta:editing-cycles>8</meta:editing-cycles>
    <meta:generator>LibreOffice/4.2.3.3$Linux_X86_64 LibreOffice_project/420m0$Build-3</meta:generator>
    <meta:document-statistic meta:table-count="1" meta:cell-count="36" meta:object-count="0"/>
  </office:meta>
</office:document-meta>
</file>